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5-05-2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5-04-2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5-03-31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5-02-2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5-01-29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4-12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4-11-2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4-10-28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4-09-2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4-08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4-07-3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4-06-27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4-05-2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4-04-25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4-03-2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4-02-2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4-01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3-12-27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3-11-27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3-11-0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3-10-3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3-09-2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3-08-2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3-07-2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3-06-2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3-05-30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3-04-2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3-03-28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3-02-27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3-01-3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2-12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2-11-3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2-10-20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2-09-2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2-08-29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2-07-2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2-06-2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2-05-31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2-04-26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2-03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2-02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2-01-27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1-12-2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1-11-22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1-10-2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1-09-2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1-08-31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1-07-27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1-06-29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1-05-2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1-04-27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1-03-30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1-02-24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1-01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0-12-1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0-11-1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0-10-29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0-09-24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0-08-26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0-07-30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0-06-2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0-05-26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0-02-2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20-01-23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9-12-30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9-11-22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9-10-31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9-09-26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9-08-21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9-07-30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9-06-25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9-05-30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9-04-25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9-03-26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9-02-2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9-01-3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8-11-3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8-10-26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8-09-2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8-08-28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8-07-31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8-06-28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8-05-2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8-04-24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8-03-28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8-02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8-01-2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7-12-2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7-11-3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7-10-27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7-09-28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7-08-25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7-07-2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7-06-28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7-05-30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7-04-25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7-03-28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7-03-0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7-01-2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6-12-2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6-12-01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6-10-27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6-09-29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6-08-3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6-07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6-06-2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6-05-31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6-04-2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6-03-30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6-01-2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5-12-3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5-11-2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5-10-2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5-09-22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5-08-2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5-07-30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5-06-23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5-05-2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5-04-22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5-03-24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5-01-26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4-12-1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4-11-24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4-10-27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4-09-29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4-08-2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4-07-29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4-06-27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4-05-29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4-04-28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4-03-25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4-01-27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3-12-30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3-11-26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3-10-29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3-09-2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3-08-30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3-07-24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3-06-26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3-05-24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3-04-29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3-03-27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3-01-29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2-12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2-11-2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2-10-3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2-09-2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2-08-2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2-07-25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2-06-28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2-05-30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2-04-25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2-03-26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2-02-2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2-01-30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1-12-21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1-11-28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1-10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1-09-2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1-07-2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1-06-29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1-05-2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1-04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1-03-2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1-02-2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0-12-22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0-11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0-10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0-09-2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0-08-31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0-07-2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0-06-29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0-05-21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0-04-27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0-03-3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0-02-24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10-01-29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9-12-3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9-11-25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9-10-2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9-09-29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9-08-28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9-07-29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9-06-2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9-05-29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9-04-23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9-03-30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9-01-2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8-12-3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8-11-24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8-10-2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8-09-25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8-08-27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8-07-2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8-06-2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8-05-27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8-04-28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8-03-2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8-02-2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8-01-2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7-12-2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7-11-27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7-10-3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7-09-24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7-08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7-07-30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7-06-28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7-05-2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7-04-2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7-03-26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7-02-27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7-01-29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6-12-28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6-11-28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6-10-31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6-09-2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6-08-29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6-07-25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6-06-27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6-05-2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6-04-2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6-02-2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5-11-22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5-09-26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5-07-2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200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6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5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5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5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5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5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5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5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5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4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4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4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4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4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3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3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3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17072541901</text:p>
          </table:table-cell>
          <table:table-cell office:value-type="string" calcext:value-type="string">
            <text:p>CT-HM <text:s text:c="2"/>449</text:p>
          </table:table-cell>
          <table:table-cell office:value-type="string" calcext:value-type="string">
            <text:p>1993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48" meta:object-count="0"/>
    <meta:user-defined meta:name="AppVersion">3.0</meta:user-defined>
  </office:meta>
</office:document-meta>
</file>